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ct backlog</text:p>
      <text:p text:style-name="P2">Starta program</text:p>
      <text:p text:style-name="Standard">Som användare vill jag starta programmet för att se mitt skrivbord</text:p>
      <text:p text:style-name="Standard"/>
      <text:p text:style-name="P2">Öppna fönster med tumnagelbilder</text:p>
      <text:p text:style-name="Standard">Som användrare vill jag öppna fönster för att se mitt urval av bakgrundsbilder</text:p>
      <text:p text:style-name="Standard"/>
      <text:p text:style-name="P2">Byta bild på skrivbord</text:p>
      <text:p text:style-name="Standard">Som användare vill jag kunna välja en ny bild för att byta bakgrund på mitt skrivbord</text:p>
      <text:p text:style-name="Standard"/>
      <text:p text:style-name="P2">Stänga fönster</text:p>
      <text:p text:style-name="Standard">Som användare vill jag kunna stänga fönster med möjliga bakgrundsbilder för att det inte ska ta plats när jag inte använder det</text:p>
      <text:p text:style-name="Standard"/>
      <text:p text:style-name="P2">Hantera flera fönster</text:p>
      <text:p text:style-name="Standard">Som användare vill jag kunna använda flera fönster för att byta skrivbordsbild samtidigt.</text:p>
      <text:p text:style-name="Standard"/>
      <text:p text:style-name="P2">Placera fönster</text:p>
      <text:p text:style-name="Standard">Som användare vill jag att ett varje nytt fönster jag öppnar placeras framför det senast öppnade samt lite förskjutet i förhållande till detta.</text:p>
      <text:p text:style-name="Standard"/>
      <text:p text:style-name="P2">Visa bild i fönster</text:p>
      <text:p text:style-name="Standard">Som användare vill jag kunna välja en bild från bildvisaren och få den presenterad i ett nytt fönster istället för som bakgrundsbil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tta Onsö</meta:initial-creator>
    <meta:creation-date>2013-12-26T13:53:10.75</meta:creation-date>
    <dc:date>2014-01-07T00:42:25.10</dc:date>
    <dc:creator>Lotta Onsö</dc:creator>
    <meta:editing-duration>PT9H57M4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15" meta:word-count="143" meta:character-count="873"/>
  </office:meta>
</office:document-meta>
</file>